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ffff" draw:textarea-horizontal-align="justify" draw:textarea-vertical-align="middle" draw:auto-grow-height="false" fo:min-height="8.08cm" fo:min-width="12cm"/>
    </style:style>
    <style:style style:name="gr2" style:family="graphic" style:parent-style-name="standard">
      <style:graphic-properties fo:min-height="0.15cm"/>
    </style:style>
    <style:style style:name="gr3" style:family="graphic" style:parent-style-name="standard">
      <style:graphic-properties fo:min-height="0.112cm"/>
    </style:style>
    <style:style style:name="gr4" style:family="graphic" style:parent-style-name="standard">
      <style:graphic-properties fo:min-height="0.823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fo:min-height="0.425cm"/>
    </style:style>
    <style:style style:name="gr8" style:family="graphic" style:parent-style-name="standard">
      <style:graphic-properties fo:min-height="0.212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standard">
      <style:graphic-properties svg:stroke-color="#1e90ff" draw:fill-color="#00ffff" draw:textarea-horizontal-align="justify" draw:textarea-vertical-align="middle" draw:auto-grow-height="false" fo:min-height="0.55cm" fo:min-width="10.3cm"/>
    </style:style>
    <style:style style:name="gr12" style:family="graphic" style:parent-style-name="standard">
      <style:graphic-properties svg:stroke-color="#00ffff" draw:fill="solid" draw:fill-color="#00fff0" fo:min-height="0.425cm"/>
    </style:style>
    <style:style style:name="gr13" style:family="graphic" style:parent-style-name="standard">
      <style:graphic-properties fo:min-height="0.309cm"/>
    </style:style>
    <style:style style:name="gr14" style:family="graphic" style:parent-style-name="standard">
      <style:graphic-properties svg:stroke-color="#1e90ff" draw:fill-color="#00ffff" draw:textarea-horizontal-align="justify" draw:textarea-vertical-align="middle" draw:auto-grow-height="false" fo:min-height="0.55cm" fo:min-width="4.8cm"/>
    </style:style>
    <style:style style:name="gr15" style:family="graphic" style:parent-style-name="standard">
      <style:graphic-properties svg:stroke-color="#00fff0" draw:fill="solid" draw:fill-color="#00fff0" fo:min-height="0.425cm"/>
    </style:style>
    <style:style style:name="P1" style:family="paragraph">
      <loext:graphic-properties draw:fill-color="#e0ffff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fff0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super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8.33cm" svg:x="2.5cm" svg:y="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cm" svg:height="0.662cm" svg:x="3.8cm" svg:y="4.638cm">
          <draw:text-box>
            <text:p><text:span text:style-name="T1">Numbers</text:span></text:p>
          </draw:text-box>
        </draw:frame>
        <draw:frame draw:style-name="gr2" draw:layer="layout" svg:width="2cm" svg:height="0.662cm" svg:x="6.5cm" svg:y="4.6cm">
          <draw:text-box>
            <text:p><text:span text:style-name="T1">Base</text:span></text:p>
          </draw:text-box>
        </draw:frame>
        <draw:frame draw:style-name="gr3" draw:layer="layout" svg:width="2.2cm" svg:height="0.662cm" svg:x="9.1cm" svg:y="4.638cm">
          <draw:text-box>
            <text:p><text:span text:style-name="T1">Differen</text:span><text:span text:style-name="T1">ce</text:span></text:p>
          </draw:text-box>
        </draw:frame>
        <draw:frame draw:style-name="gr4" draw:text-style-name="P2" draw:layer="layout" svg:width="1.2cm" svg:height="1.073cm" svg:x="4.1cm" svg:y="5.338cm">
          <draw:text-box>
            <text:p text:style-name="P2"><text:span text:style-name="T1">13</text:span></text:p>
            <text:p text:style-name="P2"><text:span text:style-name="T1">x 16</text:span></text:p>
          </draw:text-box>
        </draw:frame>
        <draw:frame draw:style-name="gr4" draw:text-style-name="P2" draw:layer="layout" svg:width="1.2cm" svg:height="1.073cm" svg:x="6.3cm" svg:y="5.339cm">
          <draw:text-box>
            <text:p text:style-name="P2"><text:span text:style-name="T1">1</text:span><text:span text:style-name="T1">0</text:span></text:p>
            <text:p text:style-name="P2"><text:span text:style-name="T1">1</text:span><text:span text:style-name="T1">0</text:span></text:p>
          </draw:text-box>
        </draw:frame>
        <draw:frame draw:style-name="gr4" draw:text-style-name="P2" draw:layer="layout" svg:width="1.2cm" svg:height="1.073cm" svg:x="9.4cm" svg:y="5.34cm">
          <draw:text-box>
            <text:p text:style-name="P2"><text:span text:style-name="T1">+3</text:span></text:p>
            <text:p text:style-name="P2"><text:span text:style-name="T1">+6</text:span></text:p>
          </draw:text-box>
        </draw:frame>
        <draw:line draw:style-name="gr5" draw:text-style-name="P3" draw:layer="layout" svg:x1="4.1cm" svg:y1="6.4cm" svg:x2="5.3cm" svg:y2="6.4cm">
          <text:p/>
        </draw:line>
        <draw:frame draw:style-name="gr6" draw:text-style-name="P4" draw:layer="layout" svg:width="0.502cm" svg:height="0.962cm" svg:x="3.7cm" svg:y="6.9cm">
          <draw:text-box>
            <text:p/>
          </draw:text-box>
        </draw:frame>
        <draw:frame draw:style-name="gr7" draw:layer="layout" svg:width="1.7cm" svg:height="0.675cm" svg:x="3.9cm" svg:y="6.738cm">
          <draw:text-box>
            <text:p><text:span text:style-name="T1">1</text:span><text:span text:style-name="T2">st</text:span><text:span text:style-name="T1"> part</text:span></text:p>
          </draw:text-box>
        </draw:frame>
        <draw:frame draw:style-name="gr8" draw:layer="layout" svg:width="3cm" svg:height="0.675cm" svg:x="6.1cm" svg:y="6.738cm">
          <draw:text-box>
            <text:p><text:span text:style-name="T1">2</text:span><text:span text:style-name="T2">nd</text:span><text:span text:style-name="T1"> part </text:span><text:span text:style-name="T1">(1 </text:span><text:span text:style-name="T1">digit)</text:span></text:p>
          </draw:text-box>
        </draw:frame>
        <draw:line draw:style-name="gr9" draw:text-style-name="P3" draw:layer="layout" svg:x1="5.7cm" svg:y1="6.7cm" svg:x2="5.7cm" svg:y2="7.5cm">
          <text:p/>
        </draw:line>
        <draw:line draw:style-name="gr10" draw:text-style-name="P3" draw:layer="layout" svg:x1="7.7cm" svg:y1="7.3cm" svg:x2="8cm" svg:y2="7.3cm">
          <text:p/>
        </draw:line>
        <draw:line draw:style-name="gr10" draw:text-style-name="P3" draw:layer="layout" svg:x1="7cm" svg:y1="6.3cm" svg:x2="7.3cm" svg:y2="6.3cm">
          <text:p/>
        </draw:line>
        <draw:custom-shape draw:style-name="gr11" draw:text-style-name="P5" draw:layer="layout" svg:width="10.8cm" svg:height="0.8cm" svg:x="3cm" svg:y="7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0.6cm" svg:height="0.675cm" svg:x="3.1cm" svg:y="7.8cm">
          <draw:text-box>
            <text:p text:style-name="P6"><text:span text:style-name="T1">N</text:span><text:span text:style-name="T1">o</text:span><text:span text:style-name="T1">. </text:span><text:span text:style-name="T1">o</text:span><text:span text:style-name="T1">f </text:span><text:span text:style-name="T1">d</text:span><text:span text:style-name="T1">i</text:span><text:span text:style-name="T1">g</text:span><text:span text:style-name="T1">it</text:span><text:span text:style-name="T1">s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2</text:span><text:span text:style-name="T2">n</text:span><text:span text:style-name="T2">d</text:span><text:span text:style-name="T1"> </text:span><text:span text:style-name="T1">p</text:span><text:span text:style-name="T1">a</text:span><text:span text:style-name="T1">r</text:span><text:span text:style-name="T1">t </text:span><text:span text:style-name="T1">=</text:span><text:span text:style-name="T1"> </text:span><text:span text:style-name="T1">N</text:span><text:span text:style-name="T1">o</text:span><text:span text:style-name="T1">. </text:span><text:span text:style-name="T1">o</text:span><text:span text:style-name="T1">f </text:span><text:span text:style-name="T1">0</text:span><text:span text:style-name="T1">s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a</text:span><text:span text:style-name="T1">s</text:span><text:span text:style-name="T1">e</text:span></text:p>
          </draw:text-box>
        </draw:frame>
        <draw:frame draw:style-name="gr7" draw:layer="layout" svg:width="1.7cm" svg:height="0.675cm" svg:x="3.9cm" svg:y="8.739cm">
          <draw:text-box>
            <text:p><text:span text:style-name="T1">1</text:span><text:span text:style-name="T1">3</text:span><text:span text:style-name="T1"> </text:span><text:span text:style-name="T1">+</text:span><text:span text:style-name="T1"> </text:span><text:span text:style-name="T1">6</text:span></text:p>
          </draw:text-box>
        </draw:frame>
        <draw:frame draw:style-name="gr7" draw:layer="layout" svg:width="1.7cm" svg:height="0.675cm" svg:x="5.8cm" svg:y="8.54cm">
          <draw:text-box>
            <text:p><text:span text:style-name="T1">3 </text:span><text:span text:style-name="T1">x </text:span><text:span text:style-name="T1">6</text:span></text:p>
          </draw:text-box>
        </draw:frame>
        <draw:frame draw:style-name="gr7" draw:layer="layout" svg:width="1.7cm" svg:height="0.675cm" svg:x="3.9cm" svg:y="8.54cm">
          <draw:text-box>
            <text:p><text:span text:style-name="T1">13 + 6</text:span></text:p>
          </draw:text-box>
        </draw:frame>
        <draw:frame draw:style-name="gr7" draw:layer="layout" svg:width="1cm" svg:height="0.675cm" svg:x="4.6cm" svg:y="9.24cm">
          <draw:text-box>
            <text:p><text:span text:style-name="T1">19</text:span></text:p>
          </draw:text-box>
        </draw:frame>
        <draw:frame draw:style-name="gr7" draw:layer="layout" svg:width="1cm" svg:height="0.675cm" svg:x="5.8cm" svg:y="9.24cm">
          <draw:text-box>
            <text:p><text:span text:style-name="T1">1</text:span><text:span text:style-name="T1">8</text:span></text:p>
          </draw:text-box>
        </draw:frame>
        <draw:frame draw:style-name="gr7" draw:layer="layout" svg:width="1.7cm" svg:height="0.675cm" svg:x="3.9cm" svg:y="10.041cm">
          <draw:text-box>
            <text:p><text:span text:style-name="T1">19 </text:span><text:span text:style-name="T1">+ 1</text:span></text:p>
          </draw:text-box>
        </draw:frame>
        <draw:frame draw:style-name="gr7" draw:layer="layout" svg:width="1cm" svg:height="0.675cm" svg:x="5.8cm" svg:y="10.041cm">
          <draw:text-box>
            <text:p><text:span text:style-name="T1">8</text:span></text:p>
          </draw:text-box>
        </draw:frame>
        <draw:frame draw:style-name="gr7" draw:layer="layout" svg:width="1cm" svg:height="0.675cm" svg:x="4.5cm" svg:y="10.741cm">
          <draw:text-box>
            <text:p><text:span text:style-name="T1">20</text:span></text:p>
          </draw:text-box>
        </draw:frame>
        <draw:frame draw:style-name="gr7" draw:layer="layout" svg:width="1cm" svg:height="0.675cm" svg:x="5.8cm" svg:y="10.741cm">
          <draw:text-box>
            <text:p><text:span text:style-name="T1">8</text:span></text:p>
          </draw:text-box>
        </draw:frame>
        <draw:frame draw:style-name="gr13" draw:layer="layout" svg:width="1.3cm" svg:height="0.662cm" svg:x="5.2cm" svg:y="11.441cm">
          <draw:text-box>
            <text:p><text:span text:style-name="T1">208</text:span></text:p>
          </draw:text-box>
        </draw:frame>
        <draw:line draw:style-name="gr9" draw:text-style-name="P3" draw:layer="layout" svg:x1="5.7cm" svg:y1="8.6cm" svg:x2="5.7cm" svg:y2="9.1cm">
          <text:p/>
        </draw:line>
        <draw:line draw:style-name="gr9" draw:text-style-name="P3" draw:layer="layout" svg:x1="5.7cm" svg:y1="9.3cm" svg:x2="5.7cm" svg:y2="9.8cm">
          <text:p/>
        </draw:line>
        <draw:line draw:style-name="gr9" draw:text-style-name="P3" draw:layer="layout" svg:x1="5.7cm" svg:y1="10.1cm" svg:x2="5.7cm" svg:y2="10.6cm">
          <text:p/>
        </draw:line>
        <draw:line draw:style-name="gr9" draw:text-style-name="P3" draw:layer="layout" svg:x1="5.7cm" svg:y1="10.8cm" svg:x2="5.7cm" svg:y2="11.3cm">
          <text:p/>
        </draw:line>
        <draw:custom-shape draw:style-name="gr14" draw:text-style-name="P5" draw:layer="layout" svg:width="5.3cm" svg:height="0.8cm" svg:x="7.1cm" svg:y="9.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5cm" svg:height="0.675cm" svg:x="7.2cm" svg:y="10.001cm">
          <draw:text-box>
            <text:p text:style-name="P6"><text:span text:style-name="T1">1 carried over to the 1</text:span><text:span text:style-name="T2">st</text:span><text:span text:style-name="T1"> p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0fff0" draw:marker-start-width="0.2cm" draw:marker-start-center="false" draw:marker-end-width="0.2cm" draw:marker-end-center="false" draw:fill="solid" draw:fill-color="#e0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21:20:07.228823591</meta:creation-date>
    <dc:date>2020-06-30T22:24:05.712855519</dc:date>
    <meta:editing-duration>PT43M27S</meta:editing-duration>
    <meta:editing-cycles>16</meta:editing-cycles>
    <meta:generator>LibreOffice/6.0.7.3$Linux_X86_64 LibreOffice_project/00m0$Build-3</meta:generator>
    <meta:document-statistic meta:object-count="32"/>
  </office:meta>
</office:document-meta>
</file>